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text-properties fo:language="de" fo:country="DE" officeooo:rsid="00605786" officeooo:paragraph-rsid="00605786"/>
    </style:style>
    <style:style style:name="P6"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7" style:family="paragraph" style:parent-style-name="Standard">
      <style:text-properties fo:language="de" fo:country="DE" officeooo:paragraph-rsid="007ea7ed"/>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f16a" officeooo:paragraph-rsid="007ed246" fo:hyphenate="true" fo:hyphenation-remain-char-count="2" fo:hyphenation-push-char-count="2"/>
    </style:style>
    <style:style style:name="P18"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25" style:family="paragraph" style:parent-style-name="Footnote">
      <style:text-properties fo:language="de" fo:country="DE" officeooo:rsid="005915d0" officeooo:paragraph-rsid="0059c02a"/>
    </style:style>
    <style:style style:name="P26" style:family="paragraph" style:parent-style-name="Footnote">
      <style:text-properties fo:language="de" fo:country="DE" fo:font-style="normal" officeooo:rsid="00208b00" officeooo:paragraph-rsid="0059c02a" style:font-style-asian="normal" style:font-style-complex="normal"/>
    </style:style>
    <style:style style:name="P27" style:family="paragraph" style:parent-style-name="Footnote">
      <style:text-properties fo:language="de" fo:country="DE" fo:font-style="normal" officeooo:rsid="006f8811" officeooo:paragraph-rsid="006f8811" style:font-style-asian="normal" style:font-style-complex="normal"/>
    </style:style>
    <style:style style:name="P28" style:family="paragraph" style:parent-style-name="Footnote">
      <style:text-properties fo:language="de" fo:country="DE" fo:font-style="normal" officeooo:rsid="006f8811" officeooo:paragraph-rsid="00709531" style:font-style-asian="normal" style:font-style-complex="normal"/>
    </style:style>
    <style:style style:name="P29" style:family="paragraph" style:parent-style-name="Footnote">
      <style:text-properties fo:language="de" fo:country="DE" fo:font-style="normal" officeooo:rsid="001c5dce" officeooo:paragraph-rsid="00550f55" style:font-style-asian="normal" style:font-style-complex="normal"/>
    </style:style>
    <style:style style:name="P30" style:family="paragraph" style:parent-style-name="Footnote">
      <style:text-properties fo:language="de" fo:country="DE" fo:font-style="normal" officeooo:rsid="00709531" officeooo:paragraph-rsid="00709531" style:font-style-asian="normal" style:font-style-complex="normal"/>
    </style:style>
    <style:style style:name="P31" style:family="paragraph" style:parent-style-name="Footnote">
      <style:text-properties fo:language="de" fo:country="DE" fo:font-style="italic" officeooo:rsid="001c5dce" officeooo:paragraph-rsid="00550f55" style:font-style-asian="italic" style:font-style-complex="italic"/>
    </style:style>
    <style:style style:name="P32" style:family="paragraph" style:parent-style-name="Footnote">
      <style:text-properties fo:language="de" fo:country="DE" fo:font-style="italic" officeooo:rsid="001c5dce" officeooo:paragraph-rsid="00654ae2" style:font-style-asian="italic" style:font-style-complex="italic"/>
    </style:style>
    <style:style style:name="P33" style:family="paragraph" style:parent-style-name="Footnote">
      <style:text-properties fo:language="de" fo:country="DE" officeooo:paragraph-rsid="00654ae2"/>
    </style:style>
    <style:style style:name="P34" style:family="paragraph" style:parent-style-name="Footnote">
      <style:text-properties fo:language="de" fo:country="DE" officeooo:paragraph-rsid="006662c9"/>
    </style:style>
    <style:style style:name="P35" style:family="paragraph" style:parent-style-name="Footnote">
      <style:text-properties fo:language="de" fo:country="DE" officeooo:paragraph-rsid="006f8811"/>
    </style:style>
    <style:style style:name="P36" style:family="paragraph" style:parent-style-name="Footnote">
      <style:text-properties fo:language="de" fo:country="DE" officeooo:paragraph-rsid="006e2c41"/>
    </style:style>
    <style:style style:name="P37" style:family="paragraph" style:parent-style-name="Footnote">
      <style:text-properties fo:language="de" fo:country="DE" officeooo:rsid="001bf75b" officeooo:paragraph-rsid="001bf75b"/>
    </style:style>
    <style:style style:name="P38" style:family="paragraph" style:parent-style-name="Footnote">
      <style:text-properties fo:language="de" fo:country="DE" officeooo:rsid="0020f16a" officeooo:paragraph-rsid="0020f16a"/>
    </style:style>
    <style:style style:name="P39" style:family="paragraph" style:parent-style-name="Footnote">
      <style:text-properties fo:language="de" fo:country="DE" officeooo:rsid="00654ae2" officeooo:paragraph-rsid="00654ae2"/>
    </style:style>
    <style:style style:name="P40" style:family="paragraph" style:parent-style-name="Footnote">
      <style:text-properties officeooo:rsid="007acf82" officeooo:paragraph-rsid="007acf82"/>
    </style:style>
    <style:style style:name="P41" style:family="paragraph" style:parent-style-name="Footnote">
      <style:text-properties officeooo:rsid="007ea7ed" officeooo:paragraph-rsid="007ea7ed"/>
    </style:style>
    <style:style style:name="P42" style:family="paragraph" style:parent-style-name="Footnote">
      <style:text-properties officeooo:rsid="0080029b" officeooo:paragraph-rsid="0080029b"/>
    </style:style>
    <style:style style:name="P43" style:family="paragraph" style:parent-style-name="Footnote">
      <style:text-properties officeooo:rsid="0082cb39" officeooo:paragraph-rsid="0082cb39"/>
    </style:style>
    <style:style style:name="P44" style:family="paragraph" style:parent-style-name="Footnote">
      <style:text-properties officeooo:rsid="00852a8f" officeooo:paragraph-rsid="00852a8f"/>
    </style:style>
    <style:style style:name="P45" style:family="paragraph" style:parent-style-name="Footnote">
      <style:text-properties officeooo:rsid="008a01ea" officeooo:paragraph-rsid="008a01ea"/>
    </style:style>
    <style:style style:name="P46" style:family="paragraph" style:parent-style-name="Footnote">
      <style:text-properties officeooo:rsid="008ae464" officeooo:paragraph-rsid="008ae464"/>
    </style:style>
    <style:style style:name="P47" style:family="paragraph" style:parent-style-name="Footnote">
      <style:text-properties officeooo:rsid="008b4c54" officeooo:paragraph-rsid="008b4c54"/>
    </style:style>
    <style:style style:name="P48" style:family="paragraph" style:parent-style-name="Text_20_body">
      <style:text-properties officeooo:paragraph-rsid="007730b4"/>
    </style:style>
    <style:style style:name="P49" style:family="paragraph" style:parent-style-name="Text_20_body">
      <style:text-properties officeooo:rsid="007e2b92" officeooo:paragraph-rsid="007ea7ed"/>
    </style:style>
    <style:style style:name="P50" style:family="paragraph" style:parent-style-name="Text_20_body">
      <style:text-properties officeooo:rsid="007ea7ed" officeooo:paragraph-rsid="007ea7ed"/>
    </style:style>
    <style:style style:name="P51" style:family="paragraph" style:parent-style-name="Text_20_body">
      <style:text-properties officeooo:rsid="007ea7ed" officeooo:paragraph-rsid="007ed246"/>
    </style:style>
    <style:style style:name="P52" style:family="paragraph" style:parent-style-name="Text_20_body">
      <style:text-properties officeooo:rsid="007ea7ed" officeooo:paragraph-rsid="007f382b"/>
    </style:style>
    <style:style style:name="P53" style:family="paragraph" style:parent-style-name="Text_20_body">
      <style:text-properties officeooo:rsid="007ea7ed" officeooo:paragraph-rsid="00897e0e"/>
    </style:style>
    <style:style style:name="P54"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55"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56"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57"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58"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59" style:family="paragraph" style:parent-style-name="Text_20_body">
      <style:text-properties fo:font-size="12pt" fo:language="de" fo:country="DE" fo:font-style="normal" fo:font-weight="normal" officeooo:rsid="00897e0e" officeooo:paragraph-rsid="00897e0e" style:font-size-asian="12pt" style:font-style-asian="normal" style:font-weight-asian="normal" style:font-size-complex="12pt" style:font-style-complex="normal" style:font-weight-complex="normal"/>
    </style:style>
    <style:style style:name="P60" style:family="paragraph" style:parent-style-name="Text_20_body">
      <style:text-properties fo:font-size="12pt" fo:language="de" fo:country="DE" fo:font-style="normal" fo:font-weight="normal" officeooo:rsid="008a01ea" officeooo:paragraph-rsid="008a01ea" style:font-size-asian="12pt" style:font-style-asian="normal" style:font-weight-asian="normal" style:font-size-complex="12pt" style:font-style-complex="normal" style:font-weight-complex="normal"/>
    </style:style>
    <style:style style:name="P61" style:family="paragraph" style:parent-style-name="Text_20_body">
      <style:text-properties fo:font-size="12pt" fo:language="de" fo:country="DE" fo:font-style="normal" fo:font-weight="normal" officeooo:rsid="008ae464" officeooo:paragraph-rsid="008ae464" style:font-size-asian="12pt" style:font-style-asian="normal" style:font-weight-asian="normal" style:font-size-complex="12pt" style:font-style-complex="normal" style:font-weight-complex="normal"/>
    </style:style>
    <style:style style:name="P62" style:family="paragraph" style:parent-style-name="Text_20_body">
      <style:text-properties officeooo:paragraph-rsid="008ae464"/>
    </style:style>
    <style:style style:name="P63" style:family="paragraph" style:parent-style-name="Text_20_body">
      <style:text-properties officeooo:rsid="008b4c54" officeooo:paragraph-rsid="008b4c54"/>
    </style:style>
    <style:style style:name="P64" style:family="paragraph" style:parent-style-name="Quotations">
      <style:paragraph-properties fo:text-align="start" style:justify-single-word="false" fo:orphans="2" fo:widows="2"/>
      <style:text-properties fo:font-size="11pt" officeooo:rsid="007ea7ed" officeooo:paragraph-rsid="007ea7ed" style:font-size-asian="11pt" style:font-size-complex="11pt"/>
    </style:style>
    <style:style style:name="P65" style:family="paragraph" style:parent-style-name="Quotations">
      <style:text-properties officeooo:paragraph-rsid="007ed246"/>
    </style:style>
    <style:style style:name="P66" style:family="paragraph" style:parent-style-name="Contents_20_1">
      <style:paragraph-properties>
        <style:tab-stops>
          <style:tab-stop style:position="15.706cm" style:type="right" style:leader-style="dotted" style:leader-text="."/>
        </style:tab-stops>
      </style:paragraph-properties>
    </style:style>
    <style:style style:name="P67" style:family="paragraph" style:parent-style-name="Contents_20_2">
      <style:paragraph-properties>
        <style:tab-stops>
          <style:tab-stop style:position="15.206cm" style:type="right" style:leader-style="dotted" style:leader-text="."/>
        </style:tab-stops>
      </style:paragraph-properties>
    </style:style>
    <style:style style:name="P68" style:family="paragraph" style:parent-style-name="Contents_20_Heading" style:master-page-name="Index">
      <style:paragraph-properties style:page-number="auto"/>
    </style:style>
    <style:style style:name="P69" style:family="paragraph" style:parent-style-name="Text_20_body">
      <style:text-properties officeooo:rsid="008b4e5f" officeooo:paragraph-rsid="008bc0c6"/>
    </style:style>
    <style:style style:name="P70" style:family="paragraph" style:parent-style-name="Text_20_body">
      <style:text-properties officeooo:rsid="008bc0c6" officeooo:paragraph-rsid="008bc0c6"/>
    </style:style>
    <style:style style:name="P71" style:family="paragraph" style:parent-style-name="Text_20_body">
      <style:text-properties officeooo:rsid="008b4c54" officeooo:paragraph-rsid="008c4434"/>
    </style:style>
    <style:style style:name="P72" style:family="paragraph" style:parent-style-name="Text_20_body">
      <style:text-properties officeooo:rsid="008c4434" officeooo:paragraph-rsid="008c4434"/>
    </style:style>
    <style:style style:name="P73" style:family="paragraph" style:parent-style-name="Text_20_body">
      <style:text-properties officeooo:paragraph-rsid="008c4434"/>
    </style:style>
    <style:style style:name="P74" style:family="paragraph" style:parent-style-name="Heading_20_2">
      <style:text-properties officeooo:rsid="008ae464" officeooo:paragraph-rsid="008ae464"/>
    </style:style>
    <style:style style:name="P75" style:family="paragraph" style:parent-style-name="Heading_20_2">
      <style:text-properties fo:language="de" fo:country="DE" officeooo:paragraph-rsid="00550f55"/>
    </style:style>
    <style:style style:name="P76" style:family="paragraph" style:parent-style-name="Heading_20_1">
      <style:text-properties officeooo:rsid="008c4434" officeooo:paragraph-rsid="008c4434"/>
    </style:style>
    <style:style style:name="P77" style:family="paragraph" style:parent-style-name="Heading_20_1" style:master-page-name="Standard">
      <style:paragraph-properties style:page-number="3"/>
      <style:text-properties officeooo:rsid="007730b4" officeooo:paragraph-rsid="007730b4"/>
    </style:style>
    <style:style style:name="P78" style:family="paragraph" style:parent-style-name="Heading_20_1">
      <style:paragraph-properties fo:break-before="page"/>
      <style:text-properties fo:language="de" fo:country="DE" officeooo:paragraph-rsid="00550f55"/>
    </style:style>
    <style:style style:name="P79"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0" style:family="paragraph" style:parent-style-name="Footnote">
      <style:text-properties officeooo:rsid="008b4e5f" officeooo:paragraph-rsid="008b4e5f"/>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5" style:family="text">
      <style:text-properties fo:font-size="12pt" fo:language="de" fo:country="DE" fo:font-style="normal" fo:font-weight="normal" officeooo:rsid="00897e0e" style:font-size-asian="12pt" style:font-style-asian="normal" style:font-weight-asian="normal" style:font-size-complex="12pt" style:font-style-complex="normal" style:font-weight-complex="normal"/>
    </style:style>
    <style:style style:name="T36" style:family="text">
      <style:text-properties officeooo:rsid="005fe740"/>
    </style:style>
    <style:style style:name="T37" style:family="text">
      <style:text-properties officeooo:rsid="00654ae2"/>
    </style:style>
    <style:style style:name="T38" style:family="text">
      <style:text-properties officeooo:rsid="006662c9"/>
    </style:style>
    <style:style style:name="T39" style:family="text">
      <style:text-properties officeooo:rsid="002436e0"/>
    </style:style>
    <style:style style:name="T40" style:family="text">
      <style:text-properties officeooo:rsid="0020f16a"/>
    </style:style>
    <style:style style:name="T41" style:family="text">
      <style:text-properties officeooo:rsid="0068bd4b"/>
    </style:style>
    <style:style style:name="T42" style:family="text">
      <style:text-properties officeooo:rsid="006e2c41"/>
    </style:style>
    <style:style style:name="T43" style:family="text">
      <style:text-properties officeooo:rsid="006f8811"/>
    </style:style>
    <style:style style:name="T44" style:family="text">
      <style:text-properties officeooo:rsid="00709531"/>
    </style:style>
    <style:style style:name="T45" style:family="text">
      <style:text-properties officeooo:rsid="0075b6e1"/>
    </style:style>
    <style:style style:name="T46" style:family="text">
      <style:text-properties officeooo:rsid="007730b4"/>
    </style:style>
    <style:style style:name="T47" style:family="text">
      <style:text-properties officeooo:rsid="007914cd"/>
    </style:style>
    <style:style style:name="T48" style:family="text">
      <style:text-properties fo:font-size="11pt" fo:language="de" fo:country="DE" officeooo:rsid="001bf75b" style:font-size-asian="11pt" style:font-size-complex="11pt"/>
    </style:style>
    <style:style style:name="T49" style:family="text">
      <style:text-properties fo:font-size="11pt" fo:language="en" fo:country="US" officeooo:rsid="001bf75b" style:font-size-asian="11pt" style:font-size-complex="11pt"/>
    </style:style>
    <style:style style:name="T50" style:family="text">
      <style:text-properties officeooo:rsid="007ea7ed"/>
    </style:style>
    <style:style style:name="T51" style:family="text">
      <style:text-properties officeooo:rsid="007ed246"/>
    </style:style>
    <style:style style:name="T52" style:family="text">
      <style:text-properties officeooo:rsid="007f382b"/>
    </style:style>
    <style:style style:name="T53" style:family="text">
      <style:text-properties officeooo:rsid="0080029b"/>
    </style:style>
    <style:style style:name="T54" style:family="text">
      <style:text-properties officeooo:rsid="00827a75"/>
    </style:style>
    <style:style style:name="T55" style:family="text">
      <style:text-properties officeooo:rsid="0082cb39"/>
    </style:style>
    <style:style style:name="T56" style:family="text">
      <style:text-properties officeooo:rsid="00852a8f"/>
    </style:style>
    <style:style style:name="T57" style:family="text">
      <style:text-properties officeooo:rsid="00867f5e"/>
    </style:style>
    <style:style style:name="T58" style:family="text">
      <style:text-properties officeooo:rsid="0087675c"/>
    </style:style>
    <style:style style:name="T59" style:family="text">
      <style:text-properties officeooo:rsid="00897e0e"/>
    </style:style>
    <style:style style:name="T60" style:family="text">
      <style:text-properties officeooo:rsid="008a01ea"/>
    </style:style>
    <style:style style:name="T61" style:family="text">
      <style:text-properties officeooo:rsid="008b4e5f"/>
    </style:style>
    <style:style style:name="T62" style:family="text">
      <style:text-properties officeooo:rsid="008bc0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Friedrich-Alexander-Universität Erlangen-Nürnberg</text:p>
      <text:p text:style-name="P2">Philosophische Fakultät und Fachbereich Theologie</text:p>
      <text:p text:style-name="P2">Fachbereich: <text:span text:style-name="T46">Politische Wissenschaft</text:span></text:p>
      <text:p text:style-name="P2"><text:span text:style-name="T45">Haupt</text:span>seminar: <text:span text:style-name="T46">Demokratietheorien</text:span>, <text:span text:style-name="T41">Sommersemester 2017</text:span></text:p>
      <text:p text:style-name="P2">Dozent: <text:span text:style-name="T46">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Demokratisierung und Autonomi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3">489 Nürnberg</text:span></text:p>
      <text:p text:style-name="P9">E-Mail: emil.lefherz@<text:span text:style-name="T41">fau</text:span>.de </text:p>
      <text:p text:style-name="P9"/>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Demokratisierung und Autonomie</text:p>
          </text:index-title>
          <text:p text:style-name="P66"><text:a xlink:type="simple" xlink:href="#__RefHeading___Toc1200_1922427946" text:style-name="Index_20_Link" text:visited-style-name="Index_20_Link">1. Demokratisierung als Tanzbewegung<text:tab/>3</text:a></text:p>
          <text:p text:style-name="P66"><text:a xlink:type="simple" xlink:href="#__RefHeading___Toc6269_1922427946" text:style-name="Index_20_Link" text:visited-style-name="Index_20_Link">2. Mouffe und Habermas über Demokratie<text:tab/>5</text:a></text:p>
          <text:p text:style-name="P66"><text:a xlink:type="simple" xlink:href="#__RefHeading___Toc725_82010841" text:style-name="Index_20_Link" text:visited-style-name="Index_20_Link">2.1 Mouffes Kompromiss<text:tab/>6</text:a></text:p>
          <text:p text:style-name="P66"><text:a xlink:type="simple" xlink:href="#__RefHeading__1783_1803230690" text:style-name="Index_20_Link" text:visited-style-name="Index_20_Link">Literaturverzeichnis<text:tab/>7</text:a></text:p>
          <text:p text:style-name="P67"><text:a xlink:type="simple" xlink:href="#__RefHeading__855_75367846" text:style-name="Index_20_Link" text:visited-style-name="Index_20_Link"><text:span text:style-name="T6">L</text:span></text:a><text:a xlink:type="simple" xlink:href="#__RefHeading__855_75367846" text:style-name="Index_20_Link" text:visited-style-name="Index_20_Link"><text:span text:style-name="T6">iteratur:</text:span></text:a><text:a xlink:type="simple" xlink:href="#__RefHeading__855_75367846" text:style-name="Index_20_Link" text:visited-style-name="Index_20_Link"><text:tab/>7</text:a></text:p>
          <text:p text:style-name="P67"><text:a xlink:type="simple" xlink:href="#__RefHeading__857_75367846" text:style-name="Index_20_Link" text:visited-style-name="Index_20_Link">Internetquellen:<text:tab/>7</text:a></text:p>
        </text:index-body>
      </text:table-of-content>
      <text:p text:style-name="P3"/>
      <text:p text:style-name="P6"/>
      <text:p text:style-name="P7"><text:span text:style-name="T37">Ich zitiere Nietzsche aus der elektronisch verfügbaren „</text:span>Digitale<text:span text:style-name="T37">n</text:span> Kritische<text:span text:style-name="T37">n</text:span> Gesamtausgabe von Nietzsches Werken und Briefen (eKGWB)“, <text:span text:style-name="T37">nicht nach schriftlichen Quellen. Demzufolge stehen in den Fußnoten keine Seitenzahlen, sondern Hyperlinks.</text:span></text:p>
      <text:p text:style-name="P7"/>
      <text:p text:style-name="P4">Ich habe die Arbeit in geschlechtergerechter Sprache geschrieben. Ich verwende das generische Femininum und das generische Maskulinum abwechselnd. Sollte jemand beim Lesen darüber stolpern: <text:span text:style-name="T36">d</text:span>as ist so gewollt.</text:p>
      <text:p text:style-name="P5"/>
      <text:p text:style-name="P5"/>
      <text:h text:style-name="P77" text:outline-level="1"><text:bookmark-start text:name="__RefHeading___Toc1200_1922427946"/><text:span text:style-name="T53">1. </text:span>Demokratisierung als Tanzbewegung<text:bookmark-end text:name="__RefHeading___Toc1200_1922427946"/></text:h>
      <text:p text:style-name="P48"/>
      <text:p text:style-name="P49">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50">d</text:span><text:span text:style-name="T32">ie Demokratie ist an dem Punkt angelangt, wo sie mehr als ausreichend damit beschäftigt ist, den Status Quo zu managen, das tägliche Leben aufrechtzuerhalten, politische Vermittlung und Produktion aufrechtzuerhalten.</text:span></text:p>
      <text:p text:style-name="P53"><text:span text:style-name="T32">Ü</text:span><text:span text:style-name="T31">berall, wo Zeit voranschreitet, hat der Stillstand seine Mühe. </text:span><text:span text:style-name="T35">W</text:span><text:span text:style-name="T31">ährend die Zeit uns unaufhaltsam dem Tod näher bringt, bemüht sich</text:span><text:span text:style-name="T35"> die Demokratie</text:span><text:span text:style-name="T31">, uns alle am Leben zu halten. Das ist nett von ihr. Im Rahmen meiner Autonomie ist es eins meiner Ziele, eine Weile am Leben zu bleiben, und das geht vielen ihrer Bürger so.</text:span></text:p>
      <text:p text:style-name="P14">Autonomie <text:span text:style-name="T39">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57">ist</text:span>:<text:note text:id="ftn1" text:note-class="footnote"><text:note-citation>1</text:note-citation><text:note-body><text:p text:style-name="P40">Lefherz (2016): S. <text:span text:style-name="T53">4</text:span></text:p></text:note-body></text:note></text:p>
      <text:p text:style-name="P64"><text:span text:style-name="T31">“Wer sich nicht befehlen kann, der soll gehorchen. Und mancher kann sich befehlen, aber da fehlt noch viel, dass er sich auch gehorche!”</text:span><text:span text:style-name="T31"><text:note text:id="ftn2" text:note-class="footnote"><text:note-citation>2</text:note-citation><text:note-body><text:p text:style-name="P39">Nietzsche 1967, http://www.nietzschesource.org/#eKGWB/Za-III-Tafeln-4</text:p></text:note-body></text:note></text:span></text:p>
      <text:p text:style-name="P50"><text:span text:style-name="T52">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41">Sartre</text:p></text:note-body></text:note> Viel Spaß mit einem Leben in existentialistischer Verzweiflung. Es gibt keine Regeln außer Ihren eigenen; die, die Sie für die richtigen halten.</text:p>
      <text:p text:style-name="P52">Wenn man jedoch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51">Der Konflikt zwischen der Autonomie und den Regeln des Status Quo wird dabei in der Demokratisierung verhandelt. Meistens in meiner persönlichen Geschichte der Demokratisie<text:soft-page-break/>rung war ja nicht die Demokratie der im Weg stehende Status Quo, sondern <text:span text:style-name="T51">andere Herrschaftsverhältnisse.</text:span></text:p>
      <text:p text:style-name="P54">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6">Volkssouveränität, über die ja der Name „<text:span text:style-name="T56">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p>
      <text:p text:style-name="P15">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und bei jedem Schritt lernt man etwas über sich selbst.</text:p>
      <text:p text:style-name="P15">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kratischeren Umfeld als <text:span text:style-name="T58">vorher</text:span> passieren.</text:p>
      <text:p text:style-name="P15">Dass ich Demokratisierung so konstruiere, dass ihr Ziel die Autonomie ist, wundert nicht, wenn man bedenkt, dass ich als „radical ironist“ selbst die Autonomie zum Ziel habe. <text:span text:style-name="T47">„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65"><text:span text:style-name="T48">„(1) </text:span><text:span text:style-name="T49">She has radical and continuing doubts about the final vocabulary she currently uses, because she has been impressed by other vocabularies, […] (2) she realizes that </text:span><text:soft-page-break/><text:span text:style-name="T49">argument phrased in her present vocabulary can neither underwrite or dissolve these doubts; (3) […] she does not think that her vocabulary is closer to reality than others, that it is in touch with a power not herself.“</text:span><text:span text:style-name="T49"><text:note text:id="ftn4" text:note-class="footnote"><text:note-citation>4</text:note-citation><text:note-body><text:p text:style-name="P37">Rorty <text:span text:style-name="T42">(2009): S. </text:span>73</text:p></text:note-body></text:note></text:span></text:p>
      <text:p text:style-name="P13">Ferner ist er „liberal“ <text:span text:style-name="T39">ironist</text:span>, weil er denkt, dass „<text:span text:style-name="T40">Cruelty“ das schlimmste ist, was wir Menschen uns antun können.</text:span><text:span text:style-name="T40"><text:note text:id="ftn5" text:note-class="footnote"><text:note-citation>5</text:note-citation><text:note-body><text:p text:style-name="P38"><text:span text:style-name="T53">ebenda: S. </text:span>xv</text:p></text:note-body></text:note></text:span></text:p>
      <text:p text:style-name="P17"><text:span text:style-name="T3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33">A</text:span><text:span text:style-name="T31">blassen von Grausamkeit kommt eher von selbst, wenn Menschen sich nicht zu so etwas gezwungen fühlen, beziehungsweise dem anderen genug Autonomie zugestehen, dass sie ihm gar keine Grausamkeit antun können, </text:span><text:span text:style-name="T34">wenn er sie nicht will</text:span><text:span text:style-name="T31">. Ich nenne diese Einstellung fortan </text:span><text:span text:style-name="T34">den</text:span><text:span text:style-name="T31"> „radical ironist“, </text:span><text:span text:style-name="T34">der</text:span><text:span text:style-name="T31"> sich von anderen Radikalen darin unterscheidet, dass </text:span><text:span text:style-name="T34">er</text:span><text:span text:style-name="T31"> ebenso wenig auf </text:span><text:span text:style-name="T34">seinem</text:span><text:span text:style-name="T31"> Vokabular beharrt wie die liberal ironists.</text:span><text:span text:style-name="T31"><text:note text:id="ftn6" text:note-class="footnote"><text:note-citation>6</text:note-citation><text:note-body><text:p text:style-name="P42">Lefherz (2016): S. 3+</text:p></text:note-body></text:note></text:span></text:p>
      <text:p text:style-name="P18">Als Radikalen interessiert mich, wohin die Demokratisierung tanzen könnte. <text:span text:style-name="T59">Mit Ironie</text:span> interessiert mich, wie diese Tanzbewegung zu ihrer Vollendung kommen könnte. Und als Mensch frage ich mich, <text:span text:style-name="T59">wie ich am besten tanzen könnte.</text:span></text:p>
      <text:p text:style-name="P18">Diese Hausarbeit beschäftigt sich also mit einer Frage, die <text:span text:style-name="T59">ironischerweise</text:span> nie beantwortet werden wird: „Welchen Hindernissen steht die Demokratisierung bei der Vollendung ihres Projekts gegenüber?“</text:p>
      <text:p text:style-name="P18"/>
      <text:h text:style-name="Heading_20_1" text:outline-level="1"><text:bookmark-start text:name="__RefHeading___Toc6269_1922427946"/><text:span text:style-name="T53">2. </text:span>Mouffe und Habermas über Demokratie<text:bookmark-end text:name="__RefHeading___Toc6269_1922427946"/></text:h>
      <text:p text:style-name="Text_20_body"/>
      <text:p text:style-name="P55">Chantal Mouffe und Jürgen Habermas sind zwei Autoren, die sich mit einigen Konfliktlinien innerhalb der Demokratie auseinandergesetzt haben, insbesondere mit dem Widerspruch zwischen der liberalen und der republikanischen Denkströmung.</text:p>
      <text:p text:style-name="P56">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text:soft-page-break/>Anspruch richtet sich eben nicht darauf, wie Kontrolle und Hierarchie in einer Demokratie aufrechterhalten werden kann, sondern wie jeder Einzelne sich im Diskurs Ausdruck verschaffen und mit seinen Interessen Gehör finden kann.</text:p>
      <text:p text:style-name="P56">Die liberale Denkströmung geht hierbei davon aus, dass in einer Demokratie die Freiheit des Einzelnen vor der Gruppe geschützt werden muss. Dies soll über Bürgerrechte, <text:span text:style-name="T54">Gewaltenteilung, </text:span>Rechtsstaat, Trennung zwischen Privatem und Öffentlichem, sowie der Trennung von Staat und Kirche geschehen. <text:span text:style-name="T54">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s einen aufhört, und die des anderen anfängt, wie es so schön heißt.</text:span></text:p>
      <text:p text:style-name="P57">Auch die republikanische Denkströmung hat dabei eine eigene Vorstellung von Freiheit. <text:span text:style-name="T55">In dem Verständnis, dass sich die Freiheit des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55"><text:note text:id="ftn7" text:note-class="footnote"><text:note-citation>7</text:note-citation><text:note-body><text:p text:style-name="P43">Mouffe (2000), S. 2+</text:p></text:note-body></text:note></text:span></text:p>
      <text:p text:style-name="P58">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44">Ebenda, S. 8+</text:p></text:note-body></text:note></text:p>
      <text:p text:style-name="P58"/>
      <text:h text:style-name="Heading_20_2" text:outline-level="2"><text:bookmark-start text:name="__RefHeading___Toc725_82010841"/>2.1 Mouffes Kompromiss<text:bookmark-end text:name="__RefHeading___Toc725_82010841"/></text:h>
      <text:p text:style-name="P58"/>
      <text:p text:style-name="P59">Nach Mouffe <text:span text:style-name="T60">sind </text:span>die beiden Denkströmungen des Liberalismus und des Republikanismus (den sie „democracy“ nennt) immer nur <text:span text:style-name="T60">eine vorübergehende Allianz eingegangen, die von Spannungen geprägt ist. Mehr war nie möglich, da sie sich in einigen fundamentalen Punkten widersprechen; nach der republikanischen Denke ist die Unterscheidung zwischen Demos und allen anderen Menschen die Grundlage für die Ausübung demokratischer Rechte – nach der liberalen Denke ist genau das die Gefahr für eben diese Rechte, weil ihre Definition dann </text:span><text:soft-page-break/><text:span text:style-name="T60">nur noch von der jeweiligen hegemonialen Formulierung abhängt, und die Minderheit der Masse abermals ausgeliefert ist.</text:span><text:span text:style-name="T60"><text:note text:id="ftn9" text:note-class="footnote"><text:note-citation>9</text:note-citation><text:note-body><text:p text:style-name="P45">Ebenda, S. 4</text:p></text:note-body></text:note></text:span></text:p>
      <text:p text:style-name="P60">Mouffe verneint, dass im Rahmen der modernen Demokratie eine Synthese dieser Kräfte möglich ist. Solange die Demokratie unter den gegebenen Voraussetzungen funktioniert, muss stattdessen ein stetig neuer Kompromiss gefunden werden, um das Verhältnis der beiden Denkströmungen zueinander auszuhandeln.<text:note text:id="ftn10" text:note-class="footnote"><text:note-citation>10</text:note-citation><text:note-body><text:p text:style-name="P46">Ebenda, S. 2+</text:p></text:note-body></text:note></text:p>
      <text:p text:style-name="P61">Politik in einer Demokratie befasst sich in ihren Augen dann auch nicht damit, diesen Widerspruch abzuschaffen, und in einer Synthese zu überwinden. Stattdessen soll sie das Paradox anerkennen, und so handeln, dass keiner der beiden Ansprüche vollkommen verweigert wird. Ziel ist dann nicht eine perfekte Harmonie – sondern eben der bittere Kompromiss, mit dem wir in einer modernen Demokratie so oft konfrontiert sind, und in dem sich ein lebendiger Pluralismus erst ausdrückt.<text:note text:id="ftn11" text:note-class="footnote"><text:note-citation>11</text:note-citation><text:note-body><text:p text:style-name="P46">Ebenda, S. 101++</text:p></text:note-body></text:note></text:p>
      <text:p text:style-name="P61">Das mag für Politik im Rahmen der modernen Demokratie durchaus stimmen. Wer in einer demokratischen Institution Verantwortung übernimmt, ist auf dieses Spannungsfeld angewiesen – und seine Aufgabe ist dann auch die der Erhaltung, nicht des Tanzes. Da ich jedoch lieber tanze, als einen Status Quo am Leben zu halten, steht es mir frei, nach der Synthese dieser beiden Denkströmungen zu suchen. Und so wie man beim Tanz nie an derselben Stelle steht, kann ich es mir erlauben, aus unterschiedlichen Positionen auf dasselbe Problem zu blicken:</text:p>
      <text:p text:style-name="P61">Die Freiheit des Einzelnen kann nur dann an der Nase des anderen aufhören, wenn man seine Freiheit alleine genießen könnte. Wenn ich erst zu einer Person werde, indem ich meine Freiheit in einer Beziehung ausdrücke, und diese Beziehung verweigert werden kann, bin ich auf die Nase des anderen angewiesen, um frei zu sein.</text:p>
      <text:p text:style-name="P61">Die Freiheit der Gruppe kann nur dann gegen die Freiheit der Einzelnen wirken, wenn eine Gruppe ohne Einzelne bestehen könnte. Wenn eine Gruppe erst zu einer Gruppe wird, indem alle Einzelnen in ihr frei sein können, und die Mitgliedschaft in ihr verweigert werden kann, ist die Gruppe auf die Einzelnen angewiesen, um ihre Freiheit entfalten zu können.</text:p>
      <text:p text:style-name="P61">Es kann also einen Ort geben, an dem sich die beiden Freiheiten nicht widersprechen, sondern gegenseitig bedingen, wo sie notwendigerweise am selben Strang ziehen. Diesen Ort will ich suchen, und auf den tanze ich zu. Er ermöglicht einen Ort von Individualität und Kooperation, die im Rahmen der Demokratie so nicht zu erreichen ist.</text:p>
      <text:p text:style-name="P61"><text:soft-page-break/>Die deliberative Demokratie, die Mouffe so kritisiert, versucht, einen solchen Ort zu konstruieren.</text:p>
      <text:p text:style-name="P61"/>
      <text:h text:style-name="P74" text:outline-level="2">2.2 Habermas' Einigung</text:h>
      <text:p text:style-name="P62"/>
      <text:p text:style-name="P63">Die Grundlage eines solchen Ortes ist natürlich Kommunikation. Freiheiten können nur ausgehandelt werden, indem man miteinander redet, welche Bedürfnisse man hat, und wie man am selben Strang ziehen kann.</text:p>
      <text:p text:style-name="P63">Keine abwegige Idee, hier einen Kommunikationstheoretiker zu Rate zu ziehen. Die Bedingungen für einen erfolgreichen Sprechakt, der eine solche Kommunikation ermöglichen würde, sind nach Habermas:</text:p>
      <text:p text:style-name="P63">1. dass der Satz vernünftig nachvollziehbar ist,</text:p>
      <text:p text:style-name="P63">2. dass er in einem sozial anerkannten Kontext geäußert wird,</text:p>
      <text:p text:style-name="P63">3. dass der Sprecher glaubhaft ist,</text:p>
      <text:p text:style-name="P63">4. und dass er in einer gemeinsamen Sprache verstanden werden kann.<text:note text:id="ftn12" text:note-class="footnote"><text:note-citation>12</text:note-citation><text:note-body><text:p text:style-name="P47">Scheunemann (2009), S. 2</text:p></text:note-body></text:note></text:p>
      <text:p text:style-name="P63">Dabei fordert Habermas, obwohl er die bestehenden Institutionen durchaus kritisiert, eine Institutionalisierung des Prozesses der Entscheidungsfindung.</text:p>
      <text:p text:style-name="P69"/>
      <text:h text:style-name="Heading_20_2" text:outline-level="2">2.3 Kritik an der Habermasschen Legitimität</text:h>
      <text:p text:style-name="Text_20_body"/>
      <text:p text:style-name="P71">Wenn an einem solchen Ort eine Entscheidung getroffen werden soll, dann soll das nach der deliberativen (beratenden) Demokratie immer nach ausführlichem Austausch geschehen. Das Ergebnis dieser Einigung ist dann deshalb legitim, weil die Regeln guter Kommunikation befolgt wurden; <text:span text:style-name="T61">wenn die Sprechakte erfolgreich waren, kann man davon ausgehen, dass es das Ergebnis auch ist.</text:span><text:span text:style-name="T61"><text:note text:id="ftn13" text:note-class="footnote"><text:note-citation>13</text:note-citation><text:note-body><text:p text:style-name="P80">Mouffe (2000), S. 88</text:p></text:note-body></text:note></text:span></text:p>
      <text:p text:style-name="P69">Obwohl Habermas ein paar gute Empfehlungen für einen solchen Ort gibt, bezweifle ich, dass Institutionalisierung dafür notwendig ist, oder ob sie es nicht schlimmer machen würde. Der Knackpunkt, ob eine gemeinsame Entscheidung akzeptiert wird oder nicht, liegt eher bei der Frage, ob wir hier über Mehrheits- oder Konsensentscheidungen reden. Punkt 2 des erfolgreichen Sprechakts kann man nämlich durchaus so verstehen, dass man nur von einem <text:soft-page-break/>sozial anerkannten Konsens sprechen kann, wenn die Verweigerung des Einzelnen immer anerkannt wird.</text:p>
      <text:p text:style-name="P69">Das bedeutet, dass die Institution unnötig ist. Wenn ich jede Entscheidung am Ende selbst absegne, braucht keine Institution das Ergebnis mir gegenüber zu legitimieren. Aber wenn ich meinem Gegenüber so schon nicht vertrauen kann, weil es meines Widerspruch nicht respektiert, dann sollte ich ihm doch nicht auch noch im Rahmen einer Institution Macht geben.</text:p>
      <text:p text:style-name="P70">Keine universelle Vernunft kann eine Entscheidung so gut mir gegenüber legitimieren wie es meine eigene Zustimmung kann. Dann obliegt die Verantwortung, dass das Ergebnis vernünftig ist, meiner Entscheidung, und ich habe allen Grund, meine Vernunft zu bemühen. Wenn ich jedoch weiß, im Zweifel werden andere gegen meine Vernunft entscheiden, welchen Grund habe ich dann noch, zur gemeinsamen Vernunft beizutragen?</text:p>
      <text:p text:style-name="P69">Gewisse Elemente <text:span text:style-name="T62">jeder</text:span> eigenen Vernunft sind <text:span text:style-name="T62">stets </text:span>inkommensurabel. <text:span text:style-name="T62">Unser Verstand existiert eben nicht im Luftleeren Raum, abgetrennt von Körper, vorhergehenden Erfahrungen, sozialem Kontext, und partikularen Perspektiven. Statt dann die Entscheidung einfach auf eine wie auch immer konstruierte öffentliche Vernunft zu übertragen, ist der </text:span>Respekt vor Konsens notwendig – <text:span text:style-name="T62">der Respekt davor, dass jede Person am besten selbst entscheiden kann, wie sie leben und denken will.</text:span></text:p>
      <text:p text:style-name="P69"/>
      <text:h text:style-name="P76" text:outline-level="1">3 Demokratische Hindernisse</text:h>
      <text:p text:style-name="P73"/>
      <text:p text:style-name="P72">Ich habe nun den Ort beschrieben, auf den Demokratisierung hinsteuert, wenn sie das Paradox zwischen Liberalismus und Republikanismus überwinden will. An diesem Ort bedingen sich Freiheit der Gruppe und Freiheit des Einzelnen gegenseitig, und zwar auf der Basis der Handlungen aller beteiligten autonomen Individuen, nicht trotz ihrer Handlungen.</text:p>
      <text:p text:style-name="P72">Da die Institutionen der Demokratie für sich beanspruchen, auf dem gesamten Gebiet, auf dem sie als Staatsform gilt, die Regeln zu bestimmen, legt der Status Quo der Demokratisierung gewisse Steine in den Weg. Damit die Regeln der Demokratie aufrechterhalten werden können, müssen die Regeln der Autonomen hin und wieder am befolgt werden gehindert werden.</text:p>
      <text:p text:style-name="P72">Die Mehrheit schränkt immer wieder Einzelne ein, die nicht in ihr Bild passen, und die Minderheit verallgemeinert dann ihre Interessen in Institutionen, um sich vor der Mehrheit zu schützen. Durch diese Dynamiken, die den demokratischen Prozess konstituieren, passiert <text:soft-page-break/>eine fortschreitende Institutionalisierung, die den Tanz der Demokratisierung behindert – wenn man zielstrebig seine Interessen verteidigen muss, wie soll man denn da tanzen lernen?</text:p>
      <text:p text:style-name="P72"/>
      <text:h text:style-name="Heading_20_2" text:outline-level="2">3.1 Institutionalisierung</text:h>
      <text:p text:style-name="Text_20_body"/>
      <text:p text:style-name="Text_20_body"/>
      <text:h text:style-name="P78" text:outline-level="1"><text:bookmark-start text:name="__RefHeading__1783_1803230690"/><text:span text:style-name="T24">L</text:span>iteraturverzeichnis<text:bookmark-end text:name="__RefHeading__1783_1803230690"/></text:h>
      <text:p text:style-name="P12"/>
      <text:h text:style-name="P75" text:outline-level="2"><text:bookmark-start text:name="__RefHeading__855_75367846"/><text:span text:style-name="T7">L</text:span><text:span text:style-name="T6">iteratur:</text:span><text:bookmark-end text:name="__RefHeading__855_75367846"/></text:h>
      <text:p text:style-name="P20"/>
      <text:p text:style-name="P19"><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26"/>
      <text:p text:style-name="P27">Feustel, Robert (2015): „<text:span text:style-name="T1">Ein Anzug aus Strom“. LSD, Kybernetik und die psychedelische Revolution</text:span>, Wiesbaden: Springer Fachmedien.</text:p>
      <text:p text:style-name="P26"/>
      <text:p text:style-name="P22">Foerster, Heinz v./Pörksen, Bernhard (2008): <text:span text:style-name="T1">Wahrheit ist die Erfindung eines Lügners. Gespräche für Skeptiker</text:span>, Heidelberg: Carl Auer.</text:p>
      <text:p text:style-name="P25"/>
      <text:p text:style-name="P34"><text:span text:style-name="T14">Lefherz, Emil (2016): </text:span><text:span text:style-name="T21">Ist das Internet ein Herrschaftsinstrument?</text:span><text:span text:style-name="T15">, </text:span>Hausarbeit im <text:span text:style-name="T38">Hauptseminar </text:span><text:s/>"<text:span text:style-name="T38">Mythos und Normativität</text:span>" (<text:span text:style-name="T38">M.A. Eva Knöferl</text:span>), <text:span text:style-name="T38">Wintersemester 2015/2016</text:span>. <text:span text:style-name="T38">Friedrich-Alexander-</text:span>Universität Erlangen. <text:span text:style-name="T38">Kostenlos herunterzuladen unter https://github.com/lefherz/academics/blob/master/InternetHerrschaftsinstrument.odt</text:span></text:p>
      <text:p text:style-name="P32"/>
      <text:p text:style-name="P33"><text:span text:style-name="T8">Nietzsche, Friedrich (</text:span><text:span text:style-name="T9">1967</text:span><text:span text:style-name="T8">): </text:span><text:span text:style-name="T1">Friedrich Nietzsche, Werke. Kritische Gesamtausgabe</text:span>, Berlin/New York:de Gruyter. <text:span text:style-name="T37">Kostenlos nachzulesen unter http://www.nietzschesource.org/documentation/de/eKGWB.html</text:span></text:p>
      <text:p text:style-name="P29"/>
      <text:p text:style-name="P30">Rorty, Richard (2009): <text:span text:style-name="T1">Contingency, Irony, and Solidarity. </text:span>Cambridge: Cambridge University Press.</text:p>
      <text:p text:style-name="P31"/>
      <text:p text:style-name="P28">Seemann, Michael (2014): <text:span text:style-name="T1">Das Neue Spiel. </text:span><text:span text:style-name="T3">Strategien für die Welt nach dem digitalen Kontrollverlust</text:span><text:span text:style-name="T44">, Freiburg: Orange Press. Kostenlos herunterzuladen unter http://www.ctrl-verlust.net/buch/</text:span></text:p>
      <text:p text:style-name="P31"/>
      <text:p text:style-name="P35"><text:span text:style-name="T43">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33"/>
      <text:h text:style-name="P75" text:outline-level="2"><text:bookmark-start text:name="__RefHeading__857_75367846"/>Internetquellen:<text:bookmark-end text:name="__RefHeading__857_75367846"/></text:h>
      <text:p text:style-name="P21"/>
      <text:p text:style-name="P35"><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23"/>
      <text:p text:style-name="P36"><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24"/>
      <text:p text:style-name="P36"><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09T14:41:50.071953061</dc:date>
    <meta:editing-duration>P3DT18H10M6S</meta:editing-duration>
    <meta:editing-cycles>38</meta:editing-cycles>
    <meta:generator>LibreOffice/5.1.6.2$Linux_X86_64 LibreOffice_project/10m0$Build-2</meta:generator>
    <meta:document-statistic meta:table-count="0" meta:image-count="0" meta:object-count="0" meta:page-count="11" meta:paragraph-count="100" meta:word-count="2743" meta:character-count="19616" meta:non-whitespace-character-count="16965"/>
  </office:meta>
</office:document-meta>
</file>